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HintsTests.typeWithMemberCategories( Class &lt; ? &gt; type , MemberCategory ... member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Typ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HintsTests.getTypeUs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HintsTests.regist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HintsTests.getTypeUsing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HintsTests.assertTestTypeFieldHint( Consumer &lt; FieldHint &gt; field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HintsTests.regis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HintsTests.registerTypeReuse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HintsTests.registerMethodTwiceUpdatesExisting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lectionHintsTests.registerTypeIfPresentIgnoresMiss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HintsTests.registerTypeIfPresentRegistersExist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HintsTests.assertTestTypeMethodHints( Consumer &lt; ExecutableHint &gt; method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HintsTests.registerClassWith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HintsTests.assertTestTypeConstructorHint( Consumer &lt; ExecutableHint &gt; constructor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HintsTests.registerConstructorTwiceUpdatesExisting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HintsTests.getTypeForNonExist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intsTests.regis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HintsTests.registerTypesAppliesTheSam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HintsTests.register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HintsTests.registe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